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62cm" svg:height="1.319cm" svg:x="2.584cm" svg:y="2.795cm">
          <text:p text:style-name="P1">Example in image.p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1T14:47:51</meta:creation-date>
    <dc:date>2011-09-21T16:06:43</dc:date>
    <meta:editing-duration>PT1M53S</meta:editing-duration>
    <meta:editing-cycles>1</meta:editing-cycles>
    <meta:document-statistic meta:object-count="1"/>
    <meta:generator>LibreOffice/3.4$Unix LibreOffice_project/340m1$Build-203</meta:generator>
  </office:meta>
</office:document-meta>
</file>